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Tool.getFromArray( Object array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Tool.get( Object list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istTool.setToArray( Object array , int index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Tool.contains( Object list ,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Tool.isArray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Tool.size( Objec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Tool.set( Object list , int index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istTool.arrayContains( Object array ,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Tool.isEmpty( Objec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Tool.equals( Object what , Object wi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Tool.isLis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